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10H20M00S">
            <text:p>10:20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4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2]-[.C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3]-[.C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4]-[.C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5]-[.C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6]-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7]-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 style:data-style-name="N2" text:time-value="0000-00-00T16:08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5-19T16:08:52</dc:date>
    <dc:creator>Tamino Hartmann</dc:creator>
    <meta:editing-duration>PT20M44S</meta:editing-duration>
    <meta:editing-cycles>13</meta:editing-cycles>
    <meta:generator>LibreOffice/4.0.3.3$Linux_X86_64 LibreOffice_project/400m0$Build-3</meta:generator>
    <meta:document-statistic meta:table-count="3" meta:cell-count="115" meta:object-count="0"/>
  </office:meta>
</office:document-meta>
</file>